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09in" fo:break-before="auto" style:use-optimal-row-height="true"/>
    </style:style>
    <style:style style:name="ro5" style:family="table-row">
      <style:table-row-properties style:row-height="0.4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6:.$A$17])" office:value-type="string" office:string-value="12,13" calcext:value-type="string">
            <text:p>12,13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6:.$A$17];[.$A$20])" office:value-type="string" office:string-value="12,13,16" calcext:value-type="string">
            <text:p>12,13,16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2:.$A$13];[.$A$16:.$A$17])" office:value-type="string" office:string-value="3,4,8,9,12,13" calcext:value-type="string">
            <text:p>3,4,8,9,12,13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2:.$A$13];[.$A$16:.$A$17])" office:value-type="string" office:string-value="3,4,8,9,12,13" calcext:value-type="string">
            <text:p>3,4,8,9,12,13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0</text:p>
          </table:table-cell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2:.$A$13];[.$A$16:.$A$17])" office:value-type="string" office:string-value="3,4,8,9,12,13" calcext:value-type="string">
            <text:p>3,4,8,9,12,13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4">
          <table:table-cell table:style-name="ce6" office:value-type="string" calcext:value-type="string">
            <text:p>21</text:p>
          </table:table-cell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2:.$A$13];[.$A$16:.$A$17];[.$A$24])" office:value-type="string" office:string-value="3,4,8,9,12,13,20" calcext:value-type="string">
            <text:p>3,4,8,9,12,13,20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6])" office:value-type="string" office:string-value="1,2,22" calcext:value-type="string">
            <text:p>1,2,22</text:p>
          </table:table-cell>
          <table:table-cell table:style-name="ce4" office:value-type="string" calcext:value-type="string">
            <text:p>7,7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6])" office:value-type="string" office:string-value="1,2,22" calcext:value-type="string">
            <text:p>1,2,22</text:p>
          </table:table-cell>
          <table:table-cell table:style-name="ce4" office:value-type="string" calcext:value-type="string">
            <text:p>7,7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6])" office:value-type="string" office:string-value="2,22" calcext:value-type="string">
            <text:p>2,22</text:p>
          </table:table-cell>
          <table:table-cell table:style-name="ce4" office:value-type="string" calcext:value-type="string">
            <text:p>4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6];[.$A$29])" office:value-type="string" office:string-value="2,22,25" calcext:value-type="string">
            <text:p>2,22,25</text:p>
          </table:table-cell>
          <table:table-cell table:style-name="ce4" office:value-type="string" calcext:value-type="string">
            <text:p>4,0,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6:.$A$17];[.$A$20:.$A$21];[.$A$24:.$A$25])" office:value-type="string" office:string-value="1,12,13,16,17,20,21" calcext:value-type="string">
            <text:p>1,12,13,16,17,20,21</text:p>
          </table:table-cell>
          <table:table-cell table:style-name="ce4" office:value-type="string" calcext:value-type="string">
            <text:p>24,1,1,1,1,1,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6:.$A$17];[.$A$20:.$A$21];[.$A$24:.$A$25];[.$A$31])" office:value-type="string" office:string-value="1,12,13,16,17,20,21,27" calcext:value-type="string">
            <text:p>1,12,13,16,17,20,21,27</text:p>
          </table:table-cell>
          <table:table-cell table:style-name="ce4" office:value-type="string" calcext:value-type="string">
            <text:p>24,1,1,1,1,1,1,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1];[.$A$32])" office:value-type="string" office:string-value="27,28" calcext:value-type="string">
            <text:p>27,28</text:p>
          </table:table-cell>
          <table:table-cell table:style-name="ce4" office:value-type="float" office:value="10" calcext:value-type="float">
            <text:p>1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3];[.$A$34])" office:value-type="string" office:string-value="29,30" calcext:value-type="string">
            <text:p>29,30</text:p>
          </table:table-cell>
          <table:table-cell table:style-name="ce4" office:value-type="string" calcext:value-type="string">
            <text:p>5,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4];[.$A$35])" office:value-type="string" office:string-value="30,31" calcext:value-type="string">
            <text:p>30,31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4];[.$A$35];[.$A$36])" office:value-type="string" office:string-value="30,31,32" calcext:value-type="string">
            <text:p>30,31,32</text:p>
          </table:table-cell>
          <table:table-cell table:style-name="ce4" office:value-type="string" calcext:value-type="string">
            <text:p>5,5,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8])" office:value-type="string" office:string-value="34" calcext:value-type="string">
            <text:p>34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8];[.$A$39])" office:value-type="string" office:string-value="34,35" calcext:value-type="string">
            <text:p>34,35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8];[.$A$39];[.$A$40])" office:value-type="string" office:string-value="34,35,36" calcext:value-type="string">
            <text:p>34,35,36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8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2])" office:value-type="string" office:string-value="38" calcext:value-type="string">
            <text:p>38</text:p>
          </table:table-cell>
          <table:table-cell table:style-name="ce4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2];[.$A$43])" office:value-type="string" office:string-value="38,39" calcext:value-type="string">
            <text:p>38,39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2];[.$A$43];[.$A$44])" office:value-type="string" office:string-value="38,39,40" calcext:value-type="string">
            <text:p>38,39,40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2:.$A$46])" office:value-type="string" office:string-value="38,39,40,41,42" calcext:value-type="string">
            <text:p>38,39,40,41,42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2:.$A$47])" office:value-type="string" office:string-value="38,39,40,41,42,43" calcext:value-type="string">
            <text:p>38,39,40,41,42,43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16" calcext:value-type="float">
            <text:p>1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6];[.$A$16:.$A$19];[.$A$26])" office:value-type="string" office:string-value="2,12,13,14,15,22" calcext:value-type="string">
            <text:p>2,12,13,14,15,22</text:p>
          </table:table-cell>
          <table:table-cell table:style-name="ce4" office:value-type="string" calcext:value-type="string">
            <text:p>8,3,3,3,3,3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48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6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3])" office:value-type="string" office:string-value="49" calcext:value-type="string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5];[.$A$56])" office:value-type="string" office:string-value="51,52" calcext:value-type="string">
            <text:p>51,5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8])" office:value-type="string" office:string-value="54" calcext:value-type="string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26])" office:value-type="string" office:string-value="1,22" calcext:value-type="string">
            <text:p>1,22</text:p>
          </table:table-cell>
          <table:table-cell table:style-name="ce4" office:value-type="string" calcext:value-type="string">
            <text:p>2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61])" office:value-type="string" office:string-value="1,57" calcext:value-type="string">
            <text:p>1,57</text:p>
          </table:table-cell>
          <table:table-cell table:style-name="ce4" office:value-type="string" calcext:value-type="string">
            <text:p>6,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63])" office:value-type="string" office:string-value="1,59" calcext:value-type="string">
            <text:p>1,59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63:.$A$64])" office:value-type="string" office:string-value="1,59,60" calcext:value-type="string">
            <text:p>1,59,60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63:.$A$65])" office:value-type="string" office:string-value="1,59,60,61" calcext:value-type="string">
            <text:p>1,59,60,61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:.$A$10];[.$A$68])" office:value-type="string" office:string-value="1,3,4,5,6,64" calcext:value-type="string">
            <text:p>1,3,4,5,6,64</text:p>
          </table:table-cell>
          <table:table-cell table:style-name="ce4" office:value-type="string" calcext:value-type="string">
            <text:p>10,1,1,1,1,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7:.$A$10];[.$A$68:.$A$69])" office:value-type="string" office:string-value="1,3,4,5,6,64,65" calcext:value-type="string">
            <text:p>1,3,4,5,6,64,65</text:p>
          </table:table-cell>
          <table:table-cell table:style-name="ce4" office:value-type="string" calcext:value-type="string">
            <text:p>11,1,1,1,1,6,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:.$A$10];[.$A$68:.$A$70])" office:value-type="string" office:string-value="1,3,4,5,6,64,65,66" calcext:value-type="string">
            <text:p>1,3,4,5,6,64,65,66</text:p>
          </table:table-cell>
          <table:table-cell table:style-name="ce4" office:value-type="string" calcext:value-type="string">
            <text:p>18,1,1,1,1,6,6,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7:.$A$10];[.$A$68:.$A$71])" office:value-type="string" office:string-value="1,3,4,5,6,64,65,66,67" calcext:value-type="string">
            <text:p>1,3,4,5,6,64,65,66,67</text:p>
          </table:table-cell>
          <table:table-cell table:style-name="ce4" office:value-type="string" calcext:value-type="string">
            <text:p>21,1,1,1,1,6,6,6,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7:.$A$10];[.$A$68:.$A$72])" office:value-type="string" office:string-value="1,3,4,5,6,64,65,66,67,68" calcext:value-type="string">
            <text:p>1,3,4,5,6,64,65,66,67,68</text:p>
          </table:table-cell>
          <table:table-cell table:style-name="ce4" office:value-type="string" calcext:value-type="string">
            <text:p>22,1,1,1,1,6,6,6,6,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7:.$A$10];[.$A$52];[.$A$67];[.$A$68:.$A$73])" office:value-type="string" office:string-value="1,3,4,5,6,48,63,64,65,66,67,68,69" calcext:value-type="string">
            <text:p>1,3,4,5,6,48,63,64,65,66,67,68,69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:.$A$10];[.$A$67];[.$A$68:.$A$74])" office:value-type="string" office:string-value="1,3,4,5,6,63,64,65,66,67,68,69,70" calcext:value-type="string">
            <text:p>1,3,4,5,6,63,64,65,66,67,68,69,70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1];[.$A$76])" office:value-type="string" office:string-value="1,7,72" calcext:value-type="string">
            <text:p>1,7,72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1];[.$A$76];[.$A$77])" office:value-type="string" office:string-value="1,7,72,73" calcext:value-type="string">
            <text:p>1,7,72,73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1];[.$A$76:.$A$78])" office:value-type="string" office:string-value="1,7,72,73,74" calcext:value-type="string">
            <text:p>1,7,72,73,74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0])" office:value-type="string" office:string-value="76" calcext:value-type="string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0:.$A$81])" office:value-type="string" office:string-value="76,77" calcext:value-type="string">
            <text:p>76,77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0:.$A$82])" office:value-type="string" office:string-value="76,77,78" calcext:value-type="string">
            <text:p>76,77,7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0:.$A$83])" office:value-type="string" office:string-value="76,77,78,79" calcext:value-type="string">
            <text:p>76,77,78,79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0:.$A$84])" office:value-type="string" office:string-value="76,77,78,79,80" calcext:value-type="string">
            <text:p>76,77,78,79,80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5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)" office:value-type="string" office:string-value="47" calcext:value-type="string">
            <text:p>4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;[.$A$90])" office:value-type="string" office:string-value="47,86" calcext:value-type="string">
            <text:p>47,86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;[.$A$90:.$A$91])" office:value-type="string" office:string-value="47,86,87" calcext:value-type="string">
            <text:p>47,86,8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9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)" office:value-type="string" office:string-value="47" calcext:value-type="string">
            <text:p>4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0</text:p>
          </table:table-cell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;[.$A$93])" office:value-type="string" office:string-value="47,89" calcext:value-type="string">
            <text:p>47,89</text:p>
          </table:table-cell>
          <table:table-cell table:style-name="ce4" office:value-type="string" calcext:value-type="string">
            <text:p>6,9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1</text:p>
          </table:table-cell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2</text:p>
          </table:table-cell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3</text:p>
          </table:table-cell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4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5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6</text:p>
          </table:table-cell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98])" office:value-type="string" office:string-value="94" calcext:value-type="string">
            <text:p>94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98])" office:value-type="string" office:string-value="94" calcext:value-type="string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7</text:p>
          </table:table-cell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99])" office:value-type="string" office:string-value="95" calcext:value-type="string">
            <text:p>95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99])" office:value-type="string" office:string-value="95" calcext:value-type="string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8</text:p>
          </table:table-cell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6:.$A$17])" office:value-type="string" office:string-value="12,13" calcext:value-type="string">
            <text:p>12,13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6:.$A$17];[.$A$20])" office:value-type="string" office:string-value="12,13,16" calcext:value-type="string">
            <text:p>12,13,16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2:.$A$13];[.$A$16:.$A$17])" office:value-type="string" office:string-value="3,4,8,9,12,13" calcext:value-type="string">
            <text:p>3,4,8,9,12,13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2:.$A$13];[.$A$16:.$A$17])" office:value-type="string" office:string-value="3,4,8,9,12,13" calcext:value-type="string">
            <text:p>3,4,8,9,12,13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0</text:p>
          </table:table-cell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26"/>
          <table:table-cell table:style-name="ce26" office:value-type="string" calcext:value-type="string">
            <text:p>SOC</text:p>
          </table:table-cell>
          <table:table-cell table:style-name="ce26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2:.$A$13];[.$A$16:.$A$17])" office:value-type="string" office:string-value="3,4,8,9,12,13" calcext:value-type="string">
            <text:p>3,4,8,9,12,13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4">
          <table:table-cell table:style-name="ce6" office:value-type="string" calcext:value-type="string">
            <text:p>21</text:p>
          </table:table-cell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6" table:number-columns-repeated="4"/>
          <table:table-cell table:style-name="ce26" office:value-type="float" office:value="9320" calcext:value-type="float">
            <text:p>9320</text:p>
          </table:table-cell>
          <table:table-cell table:style-name="ce26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26"/>
          <table:table-cell table:style-name="ce26" office:value-type="string" calcext:value-type="string">
            <text:p>SOC</text:p>
          </table:table-cell>
          <table:table-cell table:style-name="ce26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2:.$A$13];[.$A$16:.$A$17];[.$A$24])" office:value-type="string" office:string-value="3,4,8,9,12,13,20" calcext:value-type="string">
            <text:p>3,4,8,9,12,13,20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6])" office:value-type="string" office:string-value="1,2,22" calcext:value-type="string">
            <text:p>1,2,22</text:p>
          </table:table-cell>
          <table:table-cell table:style-name="ce4" office:value-type="string" calcext:value-type="string">
            <text:p>7,7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6])" office:value-type="string" office:string-value="1,2,22" calcext:value-type="string">
            <text:p>1,2,22</text:p>
          </table:table-cell>
          <table:table-cell table:style-name="ce4" office:value-type="string" calcext:value-type="string">
            <text:p>7,7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6])" office:value-type="string" office:string-value="2,22" calcext:value-type="string">
            <text:p>2,22</text:p>
          </table:table-cell>
          <table:table-cell table:style-name="ce4" office:value-type="string" calcext:value-type="string">
            <text:p>4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6];[.$A$29])" office:value-type="string" office:string-value="2,22,25" calcext:value-type="string">
            <text:p>2,22,25</text:p>
          </table:table-cell>
          <table:table-cell table:style-name="ce4" office:value-type="string" calcext:value-type="string">
            <text:p>4,0,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6:.$A$17];[.$A$20:.$A$21];[.$A$24:.$A$25])" office:value-type="string" office:string-value="1,12,13,16,17,20,21" calcext:value-type="string">
            <text:p>1,12,13,16,17,20,21</text:p>
          </table:table-cell>
          <table:table-cell table:style-name="ce4" office:value-type="string" calcext:value-type="string">
            <text:p>24,1,1,1,1,1,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6:.$A$17];[.$A$20:.$A$21];[.$A$24:.$A$25];[.$A$31])" office:value-type="string" office:string-value="1,12,13,16,17,20,21,27" calcext:value-type="string">
            <text:p>1,12,13,16,17,20,21,27</text:p>
          </table:table-cell>
          <table:table-cell table:style-name="ce4" office:value-type="string" calcext:value-type="string">
            <text:p>24,1,1,1,1,1,1,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1];[.$A$32])" office:value-type="string" office:string-value="27,28" calcext:value-type="string">
            <text:p>27,28</text:p>
          </table:table-cell>
          <table:table-cell table:style-name="ce4" office:value-type="float" office:value="10" calcext:value-type="float">
            <text:p>1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3];[.$A$34])" office:value-type="string" office:string-value="29,30" calcext:value-type="string">
            <text:p>29,30</text:p>
          </table:table-cell>
          <table:table-cell table:style-name="ce4" office:value-type="string" calcext:value-type="string">
            <text:p>5,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4];[.$A$35])" office:value-type="string" office:string-value="30,31" calcext:value-type="string">
            <text:p>30,31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4];[.$A$35];[.$A$36])" office:value-type="string" office:string-value="30,31,32" calcext:value-type="string">
            <text:p>30,31,32</text:p>
          </table:table-cell>
          <table:table-cell table:style-name="ce4" office:value-type="string" calcext:value-type="string">
            <text:p>5,5,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8])" office:value-type="string" office:string-value="34" calcext:value-type="string">
            <text:p>34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8];[.$A$39])" office:value-type="string" office:string-value="34,35" calcext:value-type="string">
            <text:p>34,35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8];[.$A$39];[.$A$40])" office:value-type="string" office:string-value="34,35,36" calcext:value-type="string">
            <text:p>34,35,36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8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2])" office:value-type="string" office:string-value="38" calcext:value-type="string">
            <text:p>38</text:p>
          </table:table-cell>
          <table:table-cell table:style-name="ce4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2];[.$A$43])" office:value-type="string" office:string-value="38,39" calcext:value-type="string">
            <text:p>38,39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2];[.$A$43];[.$A$44])" office:value-type="string" office:string-value="38,39,40" calcext:value-type="string">
            <text:p>38,39,40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2:.$A$46])" office:value-type="string" office:string-value="38,39,40,41,42" calcext:value-type="string">
            <text:p>38,39,40,41,42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2:.$A$47])" office:value-type="string" office:string-value="38,39,40,41,42,43" calcext:value-type="string">
            <text:p>38,39,40,41,42,43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49])" office:value-type="string" office:string-value="45" calcext:value-type="string">
            <text:p>45</text:p>
          </table:table-cell>
          <table:table-cell table:style-name="ce4" office:value-type="float" office:value="16" calcext:value-type="float">
            <text:p>1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6];[.$A$16:.$A$19];[.$A$26])" office:value-type="string" office:string-value="2,12,13,14,15,22" calcext:value-type="string">
            <text:p>2,12,13,14,15,22</text:p>
          </table:table-cell>
          <table:table-cell table:style-name="ce4" office:value-type="string" calcext:value-type="string">
            <text:p>8,3,3,3,3,3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2"/>
          <table:table-cell office:value-type="float" office:value="-201" calcext:value-type="float">
            <text:p>-201</text:p>
          </table:table-cell>
          <table:table-cell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OC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3])" office:value-type="string" office:string-value="49" calcext:value-type="string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5])" office:value-type="string" office:string-value="51" calcext:value-type="string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5];[.$A$56])" office:value-type="string" office:string-value="51,52" calcext:value-type="string">
            <text:p>51,5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8])" office:value-type="string" office:string-value="54" calcext:value-type="string">
            <text:p>54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26])" office:value-type="string" office:string-value="1,22" calcext:value-type="string">
            <text:p>1,22</text:p>
          </table:table-cell>
          <table:table-cell table:style-name="ce4" office:value-type="string" calcext:value-type="string">
            <text:p>2,0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61])" office:value-type="string" office:string-value="1,57" calcext:value-type="string">
            <text:p>1,57</text:p>
          </table:table-cell>
          <table:table-cell table:style-name="ce4" office:value-type="string" calcext:value-type="string">
            <text:p>6,4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21" office:value-type="string" calcext:value-type="string">
            <text:p>JAVELINA</text:p>
          </table:table-cell>
          <table:table-cell table:style-name="ce21"/>
          <table:table-cell table:style-name="ce21" office:value-type="string" calcext:value-type="string">
            <text:p>CRATER</text:p>
          </table:table-cell>
          <table:table-cell table:style-name="ce21"/>
          <table:table-cell table:style-name="ce26" table:content-validation-name="val1" office:value-type="string" calcext:value-type="string">
            <text:p>Player Assigned Gaia Convertibl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)" office:value-type="string" office:string-value="7" calcext:value-type="string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21" office:value-type="string" calcext:value-type="string">
            <text:p>DLC_ORANGEBUSH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Player Assigned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25" calcext:value-type="float">
            <text:p>12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table:content-validation-name="val3" office:value-type="string" calcext:value-type="string">
            <text:p>Tight</text:p>
          </table:table-cell>
          <table:table-cell table:style-name="ce26" table:content-validation-name="val4" office:value-type="string" calcext:value-type="string">
            <text:p>Non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3])" office:value-type="string" office:string-value="7,59" calcext:value-type="string">
            <text:p>7,59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21" office:value-type="string" calcext:value-type="string">
            <text:p>GOLD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9320" calcext:value-type="float">
            <text:p>932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table:content-validation-name="val3" office:value-type="string" calcext:value-type="string">
            <text:p>Tight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3:.$A$64])" office:value-type="string" office:string-value="7,59,60" calcext:value-type="string">
            <text:p>7,59,60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21" office:value-type="string" calcext:value-type="string">
            <text:p>STONE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9320" calcext:value-type="float">
            <text:p>932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6" table:content-validation-name="val3" office:value-type="string" calcext:value-type="string">
            <text:p>Tight</text:p>
          </table:table-cell>
          <table:table-cell table:style-name="ce26" table:content-validation-name="val4" office:value-type="string" calcext:value-type="string">
            <text:p>Map Siz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3:.$A$65])" office:value-type="string" office:string-value="7,59,60,61" calcext:value-type="string">
            <text:p>7,59,60,61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21" office:value-type="string" calcext:value-type="string">
            <text:p>DLC_GOOSE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26" table:content-validation-name="val3" office:value-type="string" calcext:value-type="string">
            <text:p>Tight</text:p>
          </table:table-cell>
          <table:table-cell table:style-name="ce26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3:.$A$66])" office:value-type="string" office:string-value="7,59,60,61,62" calcext:value-type="string">
            <text:p>7,59,60,61,62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21" office:value-type="string" calcext:value-type="string">
            <text:p>DEER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26" table:content-validation-name="val3" office:value-type="string" calcext:value-type="string">
            <text:p>Tight</text:p>
          </table:table-cell>
          <table:table-cell table:style-name="ce26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3:.$A$67])" office:value-type="string" office:string-value="7,59,60,61,62,63" calcext:value-type="string">
            <text:p>7,59,60,61,62,63</text:p>
          </table:table-cell>
          <table:table-cell table:style-name="ce21" office:value-type="float" office:value="8" calcext:value-type="float">
            <text:p>8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21" office:value-type="string" calcext:value-type="string">
            <text:p>RELIC</text:p>
          </table:table-cell>
          <table:table-cell table:style-name="ce21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26" table:content-validation-name="val3" office:value-type="string" calcext:value-type="string">
            <text:p>Loose</text:p>
          </table:table-cell>
          <table:table-cell table:style-name="ce26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3"/>
          <table:table-cell table:style-name="ce21"/>
          <table:table-cell table:style-name="ce23" table:formula="of:=COM.MICROSOFT.TEXTJOIN(&quot;,&quot;;1;[.$A$11];[.$A$63:.$A$68])" office:value-type="string" office:string-value="7,59,60,61,62,63,64" calcext:value-type="string">
            <text:p>7,59,60,61,62,63,64</text:p>
          </table:table-cell>
          <table:table-cell table:style-name="ce21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0])" office:value-type="string" office:string-value="66" calcext:value-type="string">
            <text:p>66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0:.$A$71])" office:value-type="string" office:string-value="66,67" calcext:value-type="string">
            <text:p>66,67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0:.$A$72])" office:value-type="string" office:string-value="66,67,68" calcext:value-type="string">
            <text:p>66,67,6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0:.$A$73])" office:value-type="string" office:string-value="66,67,68,69" calcext:value-type="string">
            <text:p>66,67,68,69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0:.$A$74])" office:value-type="string" office:string-value="66,67,68,69,70" calcext:value-type="string">
            <text:p>66,67,68,69,70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30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5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)" office:value-type="string" office:string-value="47" calcext:value-type="string">
            <text:p>4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;[.$A$80])" office:value-type="string" office:string-value="47,76" calcext:value-type="string">
            <text:p>47,76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8</text:p>
          </table:table-cell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;[.$A$80:.$A$81])" office:value-type="string" office:string-value="47,76,77" calcext:value-type="string">
            <text:p>47,76,7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9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)" office:value-type="string" office:string-value="47" calcext:value-type="string">
            <text:p>47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1];[.$A$83])" office:value-type="string" office:string-value="47,79" calcext:value-type="string">
            <text:p>47,79</text:p>
          </table:table-cell>
          <table:table-cell table:style-name="ce4" office:value-type="string" calcext:value-type="string">
            <text:p>6,9</text:p>
          </table:table-cell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1</text:p>
          </table:table-cell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2</text:p>
          </table:table-cell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3</text:p>
          </table:table-cell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4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EL_CID</text:p>
          </table:table-cell>
          <table:table-cell/>
          <table:table-cell table:style-name="ce12" table:content-validation-name="val2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30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5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TRANSPORT_SHIP</text:p>
          </table:table-cell>
          <table:table-cell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5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9" table:formula="of:=COM.MICROSOFT.TEXTJOIN(&quot;,&quot;;1;[.$A$88])" office:value-type="string" office:string-value="84" calcext:value-type="string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30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6</text:p>
          </table:table-cell>
          <table:table-cell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VILLAGER_BASE_F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30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12:30:29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0T13:02:58.387000000</dc:date>
    <meta:editing-duration>P21DT1H17M41S</meta:editing-duration>
    <meta:editing-cycles>614</meta:editing-cycles>
    <meta:generator>LibreOffice/7.1.3.2$Windows_X86_64 LibreOffice_project/47f78053abe362b9384784d31a6e56f8511eb1c1</meta:generator>
    <meta:document-statistic meta:table-count="2" meta:cell-count="2494" meta:object-count="0"/>
  </office:meta>
</office:document-meta>
</file>